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1f754a" officeooo:paragraph-rsid="00038c14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font-variant="normal" fo:text-transform="none"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4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7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19" style:family="paragraph" style:parent-style-name="Titulo">
      <style:text-properties fo:language="en" fo:country="US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Standard" style:master-page-name="First_20_Page">
      <style:paragraph-properties style:page-number="auto"/>
      <style:text-properties fo:language="en" fo:country="US"/>
    </style:style>
    <style:style style:name="P24" style:family="paragraph" style:parent-style-name="Standard" style:master-page-name="Standard">
      <style:paragraph-properties style:page-number="auto"/>
      <style:text-properties fo:language="en" fo:country="US"/>
    </style:style>
    <style:style style:name="P25" style:family="paragraph" style:parent-style-name="Titulo"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Calibri" style:font-name-asian="Webdings" style:font-name-complex="Webdings"/>
    </style:style>
    <style:style style:name="T7" style:family="text">
      <style:text-properties officeooo:rsid="00038c14"/>
    </style:style>
    <style:style style:name="T8" style:family="text">
      <style:text-properties officeooo:rsid="0003bd2e"/>
    </style:style>
    <style:style style:name="T9" style:family="text">
      <style:text-properties officeooo:rsid="0005c34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1.984cm" svg:y="13.958cm" svg:width="17.009cm" draw:z-index="1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23"/>
      <text:p text:style-name="P12"/>
      <text:p text:style-name="P12"/>
      <text:p text:style-name="P12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2"/>
      <text:p text:style-name="P12"/>
      <text:p text:style-name="P14">Unit 4.</text:p>
      <text:p text:style-name="P14"><text:user-field-get text:name="Tema">Computer assembly and repair</text:user-field-get></text:p>
      <text:p text:style-name="P13">Activities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Alfredo Oltra / Sergio Garcia</text:p>
      <text:p text:style-name="P21"><text:a xlink:type="simple" xlink:href="mailto:mail@ceedcv.e" text:style-name="Internet_20_link" text:visited-style-name="Visited_20_Internet_20_Link">alfredo.oltra@ceedcv.e</text:a><text:span text:style-name="T5">s</text:span></text:p>
      <text:p text:style-name="P21"><text:a xlink:type="simple" xlink:href="mailto:sergio.garcia@ceedcv.es" text:style-name="Internet_20_link" text:visited-style-name="Visited_20_Internet_20_Link">sergio.garcia</text:a><text:a xlink:type="simple" xlink:href="mailto:sergio.garcia@ceedcv.es" text:style-name="Internet_20_link" text:visited-style-name="Visited_20_Internet_20_Link">@ceedcv.es</text:a></text:p>
      <text:p text:style-name="P9">201<text:span text:style-name="T9">9</text:span>/20<text:span text:style-name="T9">20</text:span></text:p>
      <text:p text:style-name="P10"><text:tab/><text:tab/><text:tab/><text:tab/><text:tab/><text:tab/><text:tab/><text:tab/><text:tab/><text:tab/>Versión:<text:date style:data-style-name="N104" text:date-value="2019-09-19T11:33:32.541428930">190919</text:date>.<text:time style:data-style-name="N105" text:time-value="2019-09-19T11:33:32.541576032">1133</text:time></text:p>
      <text:p text:style-name="P16"/>
      <text:p text:style-name="P16"/>
      <text:p text:style-name="P16"/>
      <text:p text:style-name="P12"/>
      <text:p text:style-name="P4"><text:soft-page-break/>Licencia</text:p>
      <text:p text:style-name="P12"/>
      <text:p text:style-name="P18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7"><text:span text:style-name="T3"> </text:span>Actividad opcional. Normalmente hace referencia a un contenido que se ha comentado en la documentación <text:s/>por encima o que no se ha hecho, pero es interesante que le alumno investigue y practique. Son tipos de actividades que no entran para examen</text:p>
      <text:p text:style-name="Text_20_body"/>
      <text:p text:style-name="P7"><text:span text:style-name="T3"> </text:span>Atención. Hace referencia a un tipo de actividad donde los alumnos suelen cometer equivocaciones. </text:p>
      <text:p text:style-name="P8"/>
      <text:p text:style-name="P12"/>
      <text:p text:style-name="P12"/>
      <text:p text:style-name="P12"/>
      <text:p text:style-name="P24"/>
      <text:p text:style-name="P19">UD0<text:user-field-get text:name="NumeroTema">4</text:user-field-get>. <text:user-field-get text:name="Tema">Computer assembly and repair</text:user-field-get></text:p>
      <text:p text:style-name="P20">Activities</text:p>
      <text:p text:style-name="P19"/>
      <text:p text:style-name="P5">(1) Try to assemble a computer using “<text:span text:style-name="T6">IT Essentials Virtual Desktop”</text:span></text:p>
      <text:p text:style-name="P6"><text:a xlink:type="simple" xlink:href="http://tecno.iesvegadelturia.es/simulador/" text:style-name="Internet_20_link" text:visited-style-name="Visited_20_Internet_20_Link"><text:span text:style-name="T6">http://tecno.iesvegadelturia.es/simulador/</text:span></text:a></text:p>
      <text:p text:style-name="P5"/>
      <text:p text:style-name="P5">(2) Try to find on the Internet “Cheat sheets” about <text:span text:style-name="T7">to </text:span>assemble a computer. <text:span text:style-name="T7">Share and discuss them in forum.</text:span></text:p>
      <text:p text:style-name="P12"/>
      <text:p text:style-name="P5">(3) Try to find on the Internet “Cheat sheets” about <text:span text:style-name="T7">to </text:span>repair a computer. <text:span text:style-name="T7">Share and discuss them in forum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3H51M41S</meta:editing-duration>
    <meta:editing-cycles>21</meta:editing-cycles>
    <meta:generator>LibreOffice/6.3.1.2$Linux_X86_64 LibreOffice_project/30$Build-2</meta:generator>
    <dc:title>Plantilla CEED</dc:title>
    <meta:initial-creator>Alfredo Oltra Orengo</meta:initial-creator>
    <dc:date>2019-09-19T11:33:32.406582615</dc:date>
    <meta:print-date>2016-11-05T11:02:17.260000000</meta:print-date>
    <meta:document-statistic meta:table-count="0" meta:image-count="2" meta:object-count="0" meta:page-count="3" meta:paragraph-count="26" meta:word-count="215" meta:character-count="1436" meta:non-whitespace-character-count="1227"/>
  </office:meta>
</office:document-meta>
</file>